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0.64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8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quizz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label/_line</text:p>
          </table:table-cell>
          <table:table-cell table:style-name="ce1" office:value-type="string">
            <text:p>we/_favor</text:p>
          </table:table-cell>
          <table:table-cell office:value-type="string">
            <text:p>n/_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string">
            <text:p>Vous êtes piégé dans le noir ...votre premier réflexe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Pourquoi faire ?..</text:p>
          </table:table-cell>
          <table:table-cell office:value-type="string">
            <text:p>SCH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e dégaine !!</text:p>
          </table:table-cell>
          <table:table-cell office:value-type="string">
            <text:p>JK,SS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e rallume la lumière.</text:p>
          </table:table-cell>
          <table:table-cell office:value-type="string">
            <text:p>RT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'en profite !</text:p>
          </table:table-cell>
          <table:table-cell office:value-type="string">
            <text:p>WC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e place un micro..</text:p>
          </table:table-cell>
          <table:table-cell office:value-type="string">
            <text:p>EW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Mais bon sang de nom d'une tête de boulon j'ai du boulot MOI !! Qui c'est qu'a éteint la lumière ?!!</text:p>
          </table:table-cell>
          <table:table-cell office:value-type="string">
            <text:p>TA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D3</text:p>
          </table:table-cell>
          <table:table-cell table:style-name="ce2" office:value-type="string">
            <text:p>Quelque chose ne va pas dans la salle des moteurs. L'un de vos coéquipiers vous invite à y aller...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llons-y ensemble !</text:p>
          </table:table-cell>
          <table:table-cell office:value-type="string">
            <text:p>JK,PR,ZC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Séparons-nous !</text:p>
          </table:table-cell>
          <table:table-cell office:value-type="string">
            <text:p>GR,KJS,LKT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Débrouille-toi !</text:p>
          </table:table-cell>
          <table:table-cell office:value-type="string">
            <text:p>RT,SCH,TA,FK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Passe devant !</text:p>
          </table:table-cell>
          <table:table-cell office:value-type="string">
            <text:p>WC,SS,SCH</text:p>
          </table:table-cell>
          <table:table-cell table:style-name="ce3"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Vas-y j'ai du boulot moi...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string">
            <text:p>Quel est votre animal totem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Souris</text:p>
          </table:table-cell>
          <table:table-cell office:value-type="string">
            <text:p>SC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' Aigle</text:p>
          </table:table-cell>
          <table:table-cell office:value-type="string">
            <text:p>KJS,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 Chat</text:p>
          </table:table-cell>
          <table:table-cell office:value-type="string">
            <text:p>R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 Pigeon Voyageur</text:p>
          </table:table-cell>
          <table:table-cell office:value-type="string">
            <text:p>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Limace Enceladienne </text:p>
          </table:table-cell>
          <table:table-cell office:value-type="string">
            <text:p>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'ai une tête à choisir des animaux ?</text:p>
          </table:table-cell>
          <table:table-cell office:value-type="string">
            <text:p>SS,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'a pas du boulot ? J'ai l'air d'être zoologiste ?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F5</text:p>
          </table:table-cell>
          <table:table-cell table:style-name="ce2" office:value-type="string">
            <text:p>Vous avez du temps devant vous ! Que choisiriez-vous parmi ces loisirs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rainer dans les Megalopédies</text:p>
          </table:table-cell>
          <table:table-cell office:value-type="string">
            <text:p>FB,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Vous asseoir à la terrasse d'un hyperCafé en regardant les passants</text:p>
          </table:table-cell>
          <table:table-cell office:value-type="string">
            <text:p>RZ,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Préparer votre prochain raid sur Pluton</text:p>
          </table:table-cell>
          <table:table-cell office:value-type="string">
            <text:p>WC,SS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Rester au chaud et cocooner</text:p>
          </table:table-cell>
          <table:table-cell office:value-type="string">
            <text:p>SCH,JK,P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Disséquer des xenocs !</text:p>
          </table:table-cell>
          <table:table-cell office:value-type="string">
            <text:p>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G7</text:p>
          </table:table-cell>
          <table:table-cell table:style-name="ce2" office:value-type="string">
            <text:p>Dans l'idéal, votre partenaire :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vous connaît par cœur.</text:p>
          </table:table-cell>
          <table:table-cell office:value-type="string">
            <text:p>LKT,JK,PR,Z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ne vous lâchera pas en cas de coup dur !</text:p>
          </table:table-cell>
          <table:table-cell office:value-type="string">
            <text:p>FB, RZ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n'a pas de place auprès de vous.</text:p>
          </table:table-cell>
          <table:table-cell office:value-type="string">
            <text:p>RT, 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ne durera pas longtemps et saignera beaucoup...</text:p>
          </table:table-cell>
          <table:table-cell office:value-type="string">
            <text:p>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Mais j'ai PAS le temps pour tes questions idiotes !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…partagera mon amour de l'inconnu !</text:p>
          </table:table-cell>
          <table:table-cell office:value-type="string">
            <text:p>LKT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H8</text:p>
          </table:table-cell>
          <table:table-cell table:style-name="ce2" office:value-type="string">
            <text:p>Votre arme préférée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 Teslatron : pas d'effort, il est déjà mort !</text:p>
          </table:table-cell>
          <table:table-cell office:value-type="string">
            <text:p>LKT,KJS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Lame : élégance, raffinement et bain de sang.</text:p>
          </table:table-cell>
          <table:table-cell office:value-type="string">
            <text:p>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 Lance Missile, j'en rêve la nuit...</text:p>
          </table:table-cell>
          <table:table-cell office:value-type="string">
            <text:p>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s armes... c'est pas trop mon truc...</text:p>
          </table:table-cell>
          <table:table-cell office:value-type="string">
            <text:p>JK,EW,FK,ZC,FB,JH,RT,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esse d'agiter ces machins sous mon nez. Dis, t'a pas du boulot ?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I9</text:p>
          </table:table-cell>
          <table:table-cell table:style-name="ce2" office:value-type="string">
            <text:p>Choisissez une célébrité des années 2000 : 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Hubert Reeves, che l'ai bien connu ! Z'était mon professeur à la faculté des Ziensses !</text:p>
          </table:table-cell>
          <table:table-cell office:value-type="string">
            <text:p>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Bruce Willis, ça c 'est un mec un vrai !</text:p>
          </table:table-cell>
          <table:table-cell office:value-type="string">
            <text:p>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Barack Obama, un visionnaire sans pareil !</text:p>
          </table:table-cell>
          <table:table-cell office:value-type="string">
            <text:p>LKT,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harlie Chaplin, C'est pas le bon siècle mais c'est pas grave.</text:p>
          </table:table-cell>
          <table:table-cell office:value-type="string">
            <text:p>RZ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Ed Catmull, il a changé ma vision des polynômes !</text:p>
          </table:table-cell>
          <table:table-cell office:value-type="string">
            <text:p>R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onegawa Susumu, un vrai précurseur des thérapie contre le Mush !</text:p>
          </table:table-cell>
          <table:table-cell office:value-type="string">
            <text:p>ZC, IS, 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hristopher Reeve, ça c'est un mec qui savait faire le boulot 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J10</text:p>
          </table:table-cell>
          <table:table-cell table:style-name="ce2" office:value-type="string">
            <text:p>Vous êtes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Un Homme</text:p>
          </table:table-cell>
          <table:table-cell office:value-type="string">
            <text:p>LKT,KJS,SS,WC,TA,RZ,IS,TA,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Une Femme</text:p>
          </table:table-cell>
          <table:table-cell office:value-type="string">
            <text:p>JK,EW,FK,ZC,FB,JH,RT,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utre chose</text:p>
          </table:table-cell>
          <table:table-cell office:value-type="string">
            <text:p>SC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'a pas du boulot ?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K11</text:p>
          </table:table-cell>
          <table:table-cell table:style-name="ce2" office:value-type="string">
            <text:p>Si vous deviez choisir un qualificatif pour vous décrire physiquement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ttrayant(e)</text:p>
          </table:table-cell>
          <table:table-cell office:value-type="string">
            <text:p>SCH,RZ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Quelconque</text:p>
          </table:table-cell>
          <table:table-cell office:value-type="string">
            <text:p>OTHER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Usé(e)</text:p>
          </table:table-cell>
          <table:table-cell office:value-type="string">
            <text:p>FB,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cceptable</text:p>
          </table:table-cell>
          <table:table-cell office:value-type="string">
            <text:p>PR, J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Palot(te)</text:p>
          </table:table-cell>
          <table:table-cell office:value-type="string">
            <text:p>ZC,R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Disco</text:p>
          </table:table-cell>
          <table:table-cell office:value-type="string">
            <text:p>EW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u m'as bien regardé ? .. Bon, t'a pas du boulot ?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L12</text:p>
          </table:table-cell>
          <table:table-cell table:style-name="ce2" office:value-type="string">
            <text:p>Laquelle de ces qualité est la plus importante pour vous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'audace</text:p>
          </table:table-cell>
          <table:table-cell office:value-type="string">
            <text:p>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tempérance</text:p>
          </table:table-cell>
          <table:table-cell office:value-type="string">
            <text:p>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'intelligence</text:p>
          </table:table-cell>
          <table:table-cell office:value-type="string">
            <text:p>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e charisme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'humour</text:p>
          </table:table-cell>
          <table:table-cell office:value-type="string">
            <text:p>RZ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curiosité</text:p>
          </table:table-cell>
          <table:table-cell office:value-type="string">
            <text:p>EW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compassion</text:p>
          </table:table-cell>
          <table:table-cell office:value-type="string">
            <text:p>ZC,J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...T'a pas du boulot ?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La courtoisie</text:p>
          </table:table-cell>
          <table:table-cell office:value-type="string">
            <text:p>I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M13</text:p>
          </table:table-cell>
          <table:table-cell table:style-name="ce2" office:value-type="string">
            <text:p>Il fait beau, les oiseaux chantent que préféreriez vous faire ?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ller voir le docteur.</text:p>
          </table:table-cell>
          <table:table-cell office:value-type="string">
            <text:p>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ller seul crapahuter dans la forêt !</text:p>
          </table:table-cell>
          <table:table-cell office:value-type="string">
            <text:p>SCH,JH,I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Finir ma dissection.</text:p>
          </table:table-cell>
          <table:table-cell office:value-type="string">
            <text:p>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Aller voir des amis et s'amuser !</text:p>
          </table:table-cell>
          <table:table-cell office:value-type="string">
            <text:p>JK,P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Vous enfermer dans la cave et résoudre P != NP</text:p>
          </table:table-cell>
          <table:table-cell office:value-type="string">
            <text:p>R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Tracer la carte de la Silva Incognita est une œuvre qui requiert toute votre attention.</text:p>
          </table:table-cell>
          <table:table-cell office:value-type="string">
            <text:p>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Il paraît qu'il y a un dinosaure qui rode dans la forêt, ça va faire un scoop d'enfer !</text:p>
          </table:table-cell>
          <table:table-cell office:value-type="string">
            <text:p>EW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Je-suis-occupé-laisse-moi-tranquille-et-d'ailleurs-t'a-pas-du-boulot-toi ?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N14</text:p>
          </table:table-cell>
          <table:table-cell table:style-name="ce2" office:value-type="string">
            <text:p>Choisissez une trait de caractère parmi ceux-ci :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Passionné</text:p>
          </table:table-cell>
          <table:table-cell office:value-type="string">
            <text:p>PR,FK,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urieux</text:p>
          </table:table-cell>
          <table:table-cell office:value-type="string">
            <text:p>IS,JH,EW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Gourmand</text:p>
          </table:table-cell>
          <table:table-cell office:value-type="string">
            <text:p>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Drôle</text:p>
          </table:table-cell>
          <table:table-cell office:value-type="string">
            <text:p>RZ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Empathique</text:p>
          </table:table-cell>
          <table:table-cell office:value-type="string">
            <text:p>J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âlin</text:p>
          </table:table-cell>
          <table:table-cell office:value-type="string">
            <text:p>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Fougueux</text:p>
          </table:table-cell>
          <table:table-cell office:value-type="string">
            <text:p>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Mesuré</text:p>
          </table:table-cell>
          <table:table-cell office:value-type="string">
            <text:p>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Rien. T'a pas du boulot ?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'est à ça que je te paie ?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O15</text:p>
          </table:table-cell>
          <table:table-cell table:style-name="ce2" office:value-type="string">
            <text:p>Dans la rue, vous croisez une connaissance que vous n'avez pas vu(e) depuis longtemps...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avez envie de l'assassiner. C'est sûrement quelqu'un que vous n'aimiez pas !</text:p>
          </table:table-cell>
          <table:table-cell office:value-type="string">
            <text:p>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Pas le temps pour ça, la vieille à qui vous avez piqué son sac risque de vous rattraper !</text:p>
          </table:table-cell>
          <table:table-cell office:value-type="string">
            <text:p>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entamez la conversation, quel plaisir d'évoquer les petites madeleines citron bergamote du mercredi après-midi avec un ami.</text:p>
          </table:table-cell>
          <table:table-cell office:value-type="string">
            <text:p>J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passez votre chemin tranquillement, le passé est un bon souvenir, nul besoin de le raviver.</text:p>
          </table:table-cell>
          <table:table-cell office:value-type="string">
            <text:p>PR, 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vous éloignez rapidement, on pourrait vous reconnaître !</text:p>
          </table:table-cell>
          <table:table-cell office:value-type="string">
            <text:p>ZC,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Il a pas du boulot c't'andouille ? J'ai autre chose à faire que de me rappeler des souvenirs bateau d'une époque moisie.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P16</text:p>
          </table:table-cell>
          <table:table-cell table:style-name="ce2" office:value-type="string">
            <text:p>Omagad ! Votre moitié l'a fait avec monsieur Alfred !...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Ils ont intérêt a en profiter vu ce qu'il va en rester bientôt...</text:p>
          </table:table-cell>
          <table:table-cell office:value-type="string">
            <text:p>WC,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Ça tombe bien, Hilda la femme du voisin vous a toujours branché.</text:p>
          </table:table-cell>
          <table:table-cell office:value-type="string">
            <text:p>RZ,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Mais Alfred et Hilda zont mort depuis 1230 ans !</text:p>
          </table:table-cell>
          <table:table-cell office:value-type="string">
            <text:p>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Qu'est ce que c'est que cette question...</text:p>
          </table:table-cell>
          <table:table-cell office:value-type="string">
            <text:p>OTHER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Grand bien lui fasse... J'ai du boulot, moi 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Q17</text:p>
          </table:table-cell>
          <table:table-cell table:style-name="ce2" office:value-type="string">
            <text:p>Lors d'une balade en Land Speeder, vous percutez un poney ivre !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cherchez le responsable de la bête, c'est quand même un monde ça, un land speeder tout neuf !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compatissez avec la bête, et l'achevez finalement ...avec honneur et dignité.</text:p>
          </table:table-cell>
          <table:table-cell office:value-type="string">
            <text:p>OTHER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Ben voilà, un steak pour ce soir !</text:p>
          </table:table-cell>
          <table:table-cell office:value-type="string">
            <text:p>SCH,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essayez de le sauver quand même... C'est une vie qui est en jeu !</text:p>
          </table:table-cell>
          <table:table-cell office:value-type="string">
            <text:p>ZC,IS,JH,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Et galère...</text:p>
          </table:table-cell>
          <table:table-cell office:value-type="string">
            <text:p>RZ,R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Ma parole, mais c'est toi qui est ivre ! Va donc cuver ailleurs et laisse moi travailler 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Vous allez mener votre enquête : celui-qui a laissé ce poney se saouler doit payer !</text:p>
          </table:table-cell>
          <table:table-cell office:value-type="string">
            <text:p>EW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R18</text:p>
          </table:table-cell>
          <table:table-cell table:style-name="ce2" office:value-type="string">
            <text:p>Votre avenir immédiat, vous le voyez comment?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On est en pleine bataille spatiale, et vu des toilettes c'est mal barré...</text:p>
          </table:table-cell>
          <table:table-cell office:value-type="string">
            <text:p>RZ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Plein de découvertes et d'audace !</text:p>
          </table:table-cell>
          <table:table-cell office:value-type="string">
            <text:p>KJS,LKT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Je suis jeune et plein(e) d'avenir !</text:p>
          </table:table-cell>
          <table:table-cell office:value-type="string">
            <text:p>PR,J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J'ai des blessés à soigner, j'ai pas le temps là.</text:p>
          </table:table-cell>
          <table:table-cell office:value-type="string">
            <text:p>ZC,FK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Ils sont dans les murs, bon sang mais lâche ce magazine !</text:p>
          </table:table-cell>
          <table:table-cell office:value-type="string">
            <text:p>SS,WC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Je suis en planque et c'est le scoop de ma vie, dégage de là !!</text:p>
          </table:table-cell>
          <table:table-cell office:value-type="string">
            <text:p>EW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Apporte-moi un café !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19</text:p>
          </table:table-cell>
          <table:table-cell table:style-name="ce2" office:value-type="string">
            <text:p>Alors à votre avis, les capes de super-heros...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C'est has been...</text:p>
          </table:table-cell>
          <table:table-cell office:value-type="string">
            <text:p>OTHER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office:value-type="string">
            <text:p>C'est seyant !</text:p>
          </table:table-cell>
          <table:table-cell office:value-type="string">
            <text:p>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office:value-type="string">
            <text:p>C'est dangereux.</text:p>
          </table:table-cell>
          <table:table-cell office:value-type="string">
            <text:p>SC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Ça se mange ?</text:p>
          </table:table-cell>
          <table:table-cell office:value-type="string">
            <text:p>S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Z'est moterne !</text:p>
          </table:table-cell>
          <table:table-cell office:value-type="string">
            <text:p>FB 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Ta cape je lui roule dessus, j'ai du boulot moi !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C'est cher et moche, je préfère les combinaisons.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T20</text:p>
          </table:table-cell>
          <table:table-cell table:style-name="ce2" office:value-type="string">
            <text:p>Que vous inspire les couchers de soleil ?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Le bien-être...</text:p>
          </table:table-cell>
          <table:table-cell office:value-type="string">
            <text:p>I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De la Nostalchie...</text:p>
          </table:table-cell>
          <table:table-cell office:value-type="string">
            <text:p>FB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La perspective d'une nuit avec beaucoup de boulot...</text:p>
          </table:table-cell>
          <table:table-cell office:value-type="string">
            <text:p>TA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_</text:p>
          </table:table-cell>
          <table:table-cell table:style-name="ce4" office:value-type="string">
            <text:p>Ma dernière croisière entre les géantes gazeuses, les couchers de soleil valent le coup là-bas !</text:p>
          </table:table-cell>
          <table:table-cell office:value-type="string">
            <text:p>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B1</text:p>
          </table:table-cell>
          <table:table-cell table:style-name="ce2" office:value-type="string">
            <text:p>Que vous évoque le nom de Magellan ?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'est une galaxie proche de la notre !</text:p>
          </table:table-cell>
          <table:table-cell office:value-type="string">
            <text:p>LKT,KJS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'est un célèbre explorateur ! </text:p>
          </table:table-cell>
          <table:table-cell office:value-type="string">
            <text:p>LKT,KJS,JH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'est un célèbre bar Zurichois !</text:p>
          </table:table-cell>
          <table:table-cell office:value-type="string">
            <text:p>FB,G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>
            <text:p>_</text:p>
          </table:table-cell>
          <table:table-cell office:value-type="string">
            <text:p>Connais pas !</text:p>
          </table:table-cell>
          <table:table-cell office:value-type="string">
            <text:p>JK,PR</text:p>
          </table:table-cell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5" office:value-type="string">
            <text:p>$EOF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FAIRE CES GOALS en base de donne twinoid comme une extension !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J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B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K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Z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H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ideee maj, avoir un personnage alien qui peut rejoindre l'aventure en cours de rou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string">
            <text:p>JK,EW,FK,ZC,FB,JH,RT,F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KT,KJS,SS,WC,TA,RZ,IS,TA,G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0</text:p>
          </table:table-cell>
          <table:table-cell table:style-name="ce1" office:value-type="string">
            <text:p>Que vous évoque le mot PILGRED ?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_</text:p>
          </table:table-cell>
          <table:table-cell office:value-type="string">
            <text:p>Un Réacteur à Convolution de Corde</text:p>
          </table:table-cell>
          <table:table-cell office:value-type="string">
            <text:p>RT,LKT</text:p>
          </table:table-cell>
          <table:table-cell table:number-columns-repeated="1020"/>
        </table:table-row>
        <table:table-row table:style-name="ro1">
          <table:table-cell office:value-type="string">
            <text:p>_</text:p>
          </table:table-cell>
          <table:table-cell office:value-type="string">
            <text:p>Un plat Roumain d'origine douteuse</text:p>
          </table:table-cell>
          <table:table-cell office:value-type="string">
            <text:p>SS</text:p>
          </table:table-cell>
          <table:table-cell table:number-columns-repeated="1020"/>
        </table:table-row>
        <table:table-row table:style-name="ro1">
          <table:table-cell office:value-type="string">
            <text:p>_</text:p>
          </table:table-cell>
          <table:table-cell office:value-type="string">
            <text:p>Une rixe dans un bouge</text:p>
          </table:table-cell>
          <table:table-cell office:value-type="string">
            <text:p>WC,SS</text:p>
          </table:table-cell>
          <table:table-cell table:number-columns-repeated="1020"/>
        </table:table-row>
        <table:table-row table:style-name="ro1">
          <table:table-cell office:value-type="string">
            <text:p>_</text:p>
          </table:table-cell>
          <table:table-cell office:value-type="string">
            <text:p>PILquoi !?</text:p>
          </table:table-cell>
          <table:table-cell office:value-type="string">
            <text:p>OTHERS</text:p>
          </table:table-cell>
          <table:table-cell table:number-columns-repeated="1020"/>
        </table:table-row>
        <table:table-row table:style-name="ro1">
          <table:table-cell office:value-type="string">
            <text:p>_</text:p>
          </table:table-cell>
          <table:table-cell office:value-type="string">
            <text:p>Miaou ?</text:p>
          </table:table-cell>
          <table:table-cell office:value-type="string">
            <text:p>SCH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4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6T18:20:34.12</meta:creation-date>
    <dc:date>2012-09-05T14:26:39.18</dc:date>
    <meta:editing-duration>PT22H32M21S</meta:editing-duration>
    <meta:editing-cycles>86</meta:editing-cycles>
    <meta:generator>OpenOffice.org/3.3$Win32 OpenOffice.org_project/330m20$Build-9567</meta:generator>
    <dc:creator>David Elahee</dc:creator>
    <meta:document-statistic meta:table-count="1" meta:cell-count="595" meta:object-count="0"/>
  </office:meta>
</office:document-meta>
</file>